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0.9972in" table:align="left"/>
    </style:style>
    <style:style style:name="Table1.A" style:family="table-column">
      <style:table-column-properties style:column-width="0.3722in"/>
    </style:style>
    <style:style style:name="Table1.B" style:family="table-column">
      <style:table-column-properties style:column-width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0.9972in" table:align="left"/>
    </style:style>
    <style:style style:name="Table2.A" style:family="table-column">
      <style:table-column-properties style:column-width="0.3722in"/>
    </style:style>
    <style:style style:name="Table2.B" style:family="table-column">
      <style:table-column-properties style:column-width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0.9972in" table:align="left"/>
    </style:style>
    <style:style style:name="Table3.A" style:family="table-column">
      <style:table-column-properties style:column-width="0.3722in"/>
    </style:style>
    <style:style style:name="Table3.B" style:family="table-column">
      <style:table-column-properties style:column-width="0.31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0.9972in" table:align="left"/>
    </style:style>
    <style:style style:name="Table4.A" style:family="table-column">
      <style:table-column-properties style:column-width="0.3722in"/>
    </style:style>
    <style:style style:name="Table4.B" style:family="table-column">
      <style:table-column-properties style:column-width="0.3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decab" officeooo:paragraph-rsid="000decab"/>
    </style:style>
    <style:style style:name="P2" style:family="paragraph" style:parent-style-name="Table_20_Contents">
      <style:paragraph-properties fo:text-align="center" style:justify-single-word="false"/>
      <style:text-properties officeooo:rsid="000decab" officeooo:paragraph-rsid="000f3ba8"/>
    </style:style>
    <style:style style:name="P3" style:family="paragraph" style:parent-style-name="Table_20_Contents">
      <style:paragraph-properties fo:text-align="center" style:justify-single-word="false"/>
      <style:text-properties officeooo:rsid="000f3ba8" officeooo:paragraph-rsid="000f3ba8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f3ba8" officeooo:paragraph-rsid="000f3ba8" style:font-weight-asian="bold" style:font-weight-complex="bold"/>
    </style:style>
    <style:style style:name="P5" style:family="paragraph" style:parent-style-name="Standard">
      <style:text-properties officeooo:rsid="00014164" officeooo:paragraph-rsid="00014164"/>
    </style:style>
    <style:style style:name="P6" style:family="paragraph" style:parent-style-name="Standard">
      <style:text-properties officeooo:rsid="000263ef" officeooo:paragraph-rsid="000263ef"/>
    </style:style>
    <style:style style:name="P7" style:family="paragraph" style:parent-style-name="Standard">
      <style:text-properties officeooo:rsid="00037b81" officeooo:paragraph-rsid="00037b81"/>
    </style:style>
    <style:style style:name="P8" style:family="paragraph" style:parent-style-name="Standard">
      <style:text-properties officeooo:rsid="0004c8f3" officeooo:paragraph-rsid="0004c8f3"/>
    </style:style>
    <style:style style:name="P9" style:family="paragraph" style:parent-style-name="Standard">
      <style:text-properties officeooo:rsid="000623c2" officeooo:paragraph-rsid="000623c2"/>
    </style:style>
    <style:style style:name="P10" style:family="paragraph" style:parent-style-name="Standard">
      <style:text-properties officeooo:rsid="000697bc" officeooo:paragraph-rsid="000697bc"/>
    </style:style>
    <style:style style:name="P11" style:family="paragraph" style:parent-style-name="Standard">
      <style:text-properties officeooo:rsid="000750ac" officeooo:paragraph-rsid="000750ac"/>
    </style:style>
    <style:style style:name="P12" style:family="paragraph" style:parent-style-name="Standard">
      <style:text-properties officeooo:rsid="000b357e" officeooo:paragraph-rsid="000b357e"/>
    </style:style>
    <style:style style:name="P13" style:family="paragraph" style:parent-style-name="Standard">
      <style:text-properties officeooo:rsid="000d9f2a" officeooo:paragraph-rsid="000d9f2a"/>
    </style:style>
    <style:style style:name="P14" style:family="paragraph" style:parent-style-name="Standard">
      <style:text-properties officeooo:rsid="000decab" officeooo:paragraph-rsid="000decab"/>
    </style:style>
    <style:style style:name="P15" style:family="paragraph" style:parent-style-name="Standard">
      <style:text-properties officeooo:rsid="000decab" officeooo:paragraph-rsid="000f3ba8"/>
    </style:style>
    <style:style style:name="P16" style:family="paragraph" style:parent-style-name="Standard">
      <style:text-properties officeooo:rsid="000f3ba8" officeooo:paragraph-rsid="000f3ba8"/>
    </style:style>
    <style:style style:name="P17" style:family="paragraph" style:parent-style-name="Standard">
      <style:text-properties fo:font-weight="bold" officeooo:rsid="000f3ba8" officeooo:paragraph-rsid="000f3ba8" style:font-weight-asian="bold" style:font-weight-complex="bold"/>
    </style:style>
    <style:style style:name="P18" style:family="paragraph" style:parent-style-name="Standard">
      <style:text-properties officeooo:rsid="00123204" officeooo:paragraph-rsid="00123204"/>
    </style:style>
    <style:style style:name="P19" style:family="paragraph" style:parent-style-name="Standard">
      <style:text-properties officeooo:rsid="0012daaf" officeooo:paragraph-rsid="0013f95b"/>
    </style:style>
    <style:style style:name="P20" style:family="paragraph" style:parent-style-name="Standard">
      <style:text-properties officeooo:rsid="0013f95b" officeooo:paragraph-rsid="0013f95b"/>
    </style:style>
    <style:style style:name="P21" style:family="paragraph" style:parent-style-name="Standard">
      <style:text-properties officeooo:rsid="00142ff4" officeooo:paragraph-rsid="00142ff4"/>
    </style:style>
    <style:style style:name="P22" style:family="paragraph" style:parent-style-name="Standard">
      <style:text-properties fo:font-weight="normal" officeooo:rsid="000f3ba8" officeooo:paragraph-rsid="000f3ba8" style:font-weight-asian="normal" style:font-weight-complex="normal"/>
    </style:style>
    <style:style style:name="P23" style:family="paragraph" style:parent-style-name="Standard">
      <style:text-properties fo:font-weight="normal" officeooo:rsid="00123204" officeooo:paragraph-rsid="00123204" style:font-weight-asian="normal" style:font-weight-complex="normal"/>
    </style:style>
    <style:style style:name="P24" style:family="paragraph" style:parent-style-name="Standard">
      <style:text-properties fo:font-weight="normal" officeooo:rsid="0012daaf" officeooo:paragraph-rsid="00123204" style:font-weight-asian="normal" style:font-weight-complex="normal"/>
    </style:style>
    <style:style style:name="P25" style:family="paragraph" style:parent-style-name="Standard">
      <style:text-properties fo:font-weight="normal" officeooo:rsid="0012daaf" officeooo:paragraph-rsid="0012daaf" style:font-weight-asian="normal" style:font-weight-complex="normal"/>
    </style:style>
    <style:style style:name="P26" style:family="paragraph" style:parent-style-name="Standard">
      <style:text-properties fo:font-weight="normal" officeooo:rsid="0012daaf" officeooo:paragraph-rsid="0013f95b" style:font-weight-asian="normal" style:font-weight-complex="normal"/>
    </style:style>
    <style:style style:name="P27" style:family="paragraph" style:parent-style-name="Standard">
      <style:text-properties fo:font-weight="normal" officeooo:rsid="0013f95b" officeooo:paragraph-rsid="0013f95b" style:font-weight-asian="normal" style:font-weight-complex="normal"/>
    </style:style>
    <style:style style:name="P28" style:family="paragraph" style:parent-style-name="Standard">
      <style:text-properties fo:font-weight="normal" officeooo:rsid="00142ff4" officeooo:paragraph-rsid="00142ff4" style:font-weight-asian="normal" style:font-weight-complex="normal"/>
    </style:style>
    <style:style style:name="P29" style:family="paragraph" style:parent-style-name="Standard">
      <style:text-properties fo:font-weight="normal" officeooo:rsid="00162f23" officeooo:paragraph-rsid="00162f23" style:font-weight-asian="normal" style:font-weight-complex="normal"/>
    </style:style>
    <style:style style:name="P30" style:family="paragraph" style:parent-style-name="Standard">
      <style:text-properties fo:font-weight="normal" officeooo:rsid="0021079d" officeooo:paragraph-rsid="00162f23" style:font-weight-asian="normal" style:font-weight-complex="normal"/>
    </style:style>
    <style:style style:name="P31" style:family="paragraph" style:parent-style-name="Standard">
      <style:text-properties fo:font-weight="normal" officeooo:rsid="0021079d" officeooo:paragraph-rsid="0021079d" style:font-weight-asian="normal" style:font-weight-complex="normal"/>
    </style:style>
    <style:style style:name="P32" style:family="paragraph" style:parent-style-name="Standard">
      <style:text-properties fo:font-weight="normal" officeooo:rsid="00225c62" officeooo:paragraph-rsid="00225c62" style:font-weight-asian="normal" style:font-weight-complex="normal"/>
    </style:style>
    <style:style style:name="P33" style:family="paragraph" style:parent-style-name="Standard">
      <style:text-properties fo:font-weight="normal" officeooo:rsid="0022faa7" officeooo:paragraph-rsid="0022faa7" style:font-weight-asian="normal" style:font-weight-complex="normal"/>
    </style:style>
    <style:style style:name="P34" style:family="paragraph" style:parent-style-name="Standard">
      <style:text-properties officeooo:rsid="00037b81" officeooo:paragraph-rsid="00037b81"/>
    </style:style>
    <style:style style:name="P35" style:family="paragraph" style:parent-style-name="Standard">
      <style:text-properties officeooo:rsid="0023bf9b" officeooo:paragraph-rsid="0023bf9b"/>
    </style:style>
    <style:style style:name="P36" style:family="paragraph" style:parent-style-name="Standard">
      <style:text-properties officeooo:rsid="0012daaf" officeooo:paragraph-rsid="0013f95b"/>
    </style:style>
    <style:style style:name="P37" style:family="paragraph" style:parent-style-name="Standard">
      <style:text-properties officeooo:rsid="0023f490" officeooo:paragraph-rsid="0023f490"/>
    </style:style>
    <style:style style:name="T1" style:family="text">
      <style:text-properties officeooo:rsid="00037b81"/>
    </style:style>
    <style:style style:name="T2" style:family="text">
      <style:text-properties officeooo:rsid="0004c8f3"/>
    </style:style>
    <style:style style:name="T3" style:family="text">
      <style:text-properties officeooo:rsid="000697bc"/>
    </style:style>
    <style:style style:name="T4" style:family="text">
      <style:text-properties officeooo:rsid="000750ac"/>
    </style:style>
    <style:style style:name="T5" style:family="text">
      <style:text-properties officeooo:rsid="0008e3a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e3af" style:font-weight-asian="bold" style:font-weight-complex="bold"/>
    </style:style>
    <style:style style:name="T8" style:family="text">
      <style:text-properties fo:font-weight="bold" officeooo:rsid="000c19e6" style:font-weight-asian="bold" style:font-weight-complex="bold"/>
    </style:style>
    <style:style style:name="T9" style:family="text">
      <style:text-properties officeooo:rsid="000c19e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2daaf" style:font-weight-asian="normal" style:font-weight-complex="normal"/>
    </style:style>
    <style:style style:name="T12" style:family="text">
      <style:text-properties fo:font-weight="normal" officeooo:rsid="0013f95b" style:font-weight-asian="normal" style:font-weight-complex="normal"/>
    </style:style>
    <style:style style:name="T13" style:family="text">
      <style:text-properties fo:font-weight="normal" officeooo:rsid="00142ff4" style:font-weight-asian="normal" style:font-weight-complex="normal"/>
    </style:style>
    <style:style style:name="T14" style:family="text">
      <style:text-properties fo:font-weight="normal" officeooo:rsid="00162f23" style:font-weight-asian="normal" style:font-weight-complex="normal"/>
    </style:style>
    <style:style style:name="T15" style:family="text">
      <style:text-properties fo:font-weight="normal" officeooo:rsid="0022faa7" style:font-weight-asian="normal" style:font-weight-complex="normal"/>
    </style:style>
    <style:style style:name="T16" style:family="text">
      <style:text-properties fo:font-weight="normal" officeooo:rsid="0023bf9b" style:font-weight-asian="normal" style:font-weight-complex="normal"/>
    </style:style>
    <style:style style:name="T17" style:family="text">
      <style:text-properties fo:font-weight="normal" officeooo:rsid="0023f490" style:font-weight-asian="normal" style:font-weight-complex="normal"/>
    </style:style>
    <style:style style:name="T18" style:family="text">
      <style:text-properties fo:font-weight="normal" officeooo:rsid="00255462" style:font-weight-asian="normal" style:font-weight-complex="normal"/>
    </style:style>
    <style:style style:name="T19" style:family="text">
      <style:text-properties fo:font-weight="normal" officeooo:rsid="00273647" style:font-weight-asian="normal" style:font-weight-complex="normal"/>
    </style:style>
    <style:style style:name="T20" style:family="text">
      <style:text-properties officeooo:rsid="00123204"/>
    </style:style>
    <style:style style:name="T21" style:family="text">
      <style:text-properties officeooo:rsid="0023bf9b"/>
    </style:style>
    <style:style style:name="T22" style:family="text">
      <style:text-properties style:text-position="sub 58%" officeooo:rsid="0023bf9b" style:font-size-asian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resentazione dell'informazione (dei numeri)</text:p>
      <text:p text:style-name="P5"/>
      <text:p text:style-name="P5">bit = "binary digit" = elemento che può assumere due valori (0, 1<text:span text:style-name="T1">).</text:span></text:p>
      <text:p text:style-name="P5"/>
      <text:p text:style-name="P6">1 bit: 0/1</text:p>
      <text:p text:style-name="P6">2 bit: [0/0][1/1][1/0][0/1] = 2^2</text:p>
      <text:p text:style-name="P6">3 bit: [0/0/0][0/0/1][0/1/1][1/0/0][1/0/1][1/1/1][1/1/0][<text:span text:style-name="T1">0/1/0</text:span>] = 2^3, il doppio delle possibilità con 2 bit</text:p>
      <text:p text:style-name="P6"/>
      <text:p text:style-name="P6">Foto a 8 bit: 2^8 colori possibili<text:span text:style-name="T1">.</text:span></text:p>
      <text:p text:style-name="P6">32bit: ogni parola ha 32 bit. Idem per 64 bit.</text:p>
      <text:p text:style-name="P6"/>
      <text:p text:style-name="P7">1 byte = 8 bit</text:p>
      <text:p text:style-name="P7"/>
      <text:p text:style-name="P7">Numeri naturali: k cifre binarie --&gt; 2^k scelte di numeri "compatti", vicini --&gt; da 0 a 2^(k-1) perché conta lo 0. 0 = 00000000 se 8 bit.</text:p>
      <text:p text:style-name="P35">A 8 bit il 256 (255) è il numero massimo: 11111111</text:p>
      <text:p text:style-name="P7"/>
      <text:p text:style-name="P7">Base 10: 365. 5 = unità = 10^0, 6 = decina = 10^1, 3 = centinaia = 10^2.</text:p>
      <text:p text:style-name="P7"/>
      <text:p text:style-name="P8">365 = 5 * 10^0 + 6 * 10^1 + 3 * 10^2 = 5 + 60 + 300 = 365</text:p>
      <text:p text:style-name="P8"/>
      <text:p text:style-name="P8">In binario faccio la stessa cosa ma la base è 2, non 10.</text:p>
      <text:p text:style-name="P7"/>
      <text:p text:style-name="P7">0 1 1 0 1 0 0 1 = 1 * 2^0 + (0 * 2^1) + (0 * 2^2) + 1 * 2^3 + (0 * 2^4) + 1 * 2^5 + 1 * 2^6 + (0 * 2^7) = 2 + 8 + 32 + <text:span text:style-name="T2">64 = 105</text:span></text:p>
      <text:p text:style-name="P7"/>
      <text:p text:style-name="P9">Numero naturale n --&gt; n in base 2 (calcolo inverso)</text:p>
      <text:p text:style-name="P9"><text:line-break/>Settantanove in base 10 è 79. Settantanove / dieci = sette resto nove. L'operazione rivela il numero di decine nel numero. Tengo il resto di 9. Poi faccio sette / dieci --&gt; 0 decine, 7 di resto. Quindi 7 <text:s/>9.</text:p>
      <text:p text:style-name="P9"/>
      <text:p text:style-name="P9">Duemiladiciotto / dieci --&gt; duecentouno decine<text:span text:style-name="T3">, resto 8. Duecentouno / dieci --&gt; venti decine, resto 1. Venti / dieci --&gt; due decine, resto 0. Due / dieci --&gt; zero decine, resto 2. Risultato: 2018.</text:span></text:p>
      <text:p text:style-name="P10">Oppure: duemiladiciotto / dieci --&gt; duecentouno decine, resto 8. Duecentouno decine / decine --&gt; resto 1, venti centinaia / dieci --&gt; resto 0. Devo scrivere in centinaia e non decine se non c'è abbastanza "spazio" di caratteri.</text:p>
      <text:p text:style-name="P10"/>
      <text:p text:style-name="P10">settantanove / 2 = trentanove resto 1. trentanove / 2 = diciannove resto 1. diciannove / 2 = nove resto 1. nove / 2 = quattro resto 1. quattro / 2 = due resto 0. due / 2 = uno resto 0.<text:span text:style-name="T4"> uno / 2 = zero resto 1. zero / 2 = zero resto 0.</text:span></text:p>
      <text:p text:style-name="P10">Risultato: <text:span text:style-name="T4">01</text:span>001111<text:span text:style-name="T4"> (8 bit. Sarebbe possibile scriverlo a 4 bit?)</text:span></text:p>
      <text:p text:style-name="P10"/>
      <text:p text:style-name="P11">Input: numero intero naturale n</text:p>
      <text:p text:style-name="P11">Output: sequenza di bit.</text:p>
      <text:p text:style-name="P11">Legge: N2 = sequenza (n in base 2).</text:p>
      <text:p text:style-name="P11">Esecutore: confronto, memorizzazione, addizione, sottrazione, divisione, moltiplicazione</text:p>
      <text:p text:style-name="P11">Algoritmo:</text:p>
      <text:p text:style-name="P11"/>
      <text:p text:style-name="P11">Rappresentazione di numeri frazionari.</text:p>
      <text:p text:style-name="P11"/>
      <text:p text:style-name="P11">3/7 (0,428571429<text:span text:style-name="T5">)</text:span> in base 10. Quanti decimi ci sono?<text:span text:style-name="T5"> Devo dividere per 1/10, quindi moltiplico * 10. Quindi 30/7 --&gt; 4,... --&gt; </text:span><text:span text:style-name="T7">4 decimi</text:span><text:span text:style-name="T5"> col resto di 2/7 (decimi). In 2/7 decimi quante centesimi (decimi di decimi) ci sono? Divido per 1/10 --&gt; moltiplico * 10. 2/7 * 10 = 20/7 --&gt; </text:span><text:span text:style-name="T7">2 centesimi</text:span><text:span text:style-name="T5">, resto di 6/7 centesimi. Quanti millesimi (decimi di centesimi) ci sono? Divido * 1/10 --&gt; 6/7 * 10 = 60/7 = </text:span><text:span text:style-name="T7">8 millesimi</text:span><text:span text:style-name="T5">, 4/7 millesimi di resto. ==&gt; 0,428...</text:span></text:p>
      <text:p text:style-name="P11"/>
      <text:p text:style-name="P12"><text:soft-page-break/>3/5 in base 10 = 0.6. In base 2...?</text:p>
      <text:p text:style-name="P12">3/5. Quante metà ci sono? Divido per 1/2 --&gt; moltiplico * 2. 3/5 * 2 = 6/5 metà. <text:span text:style-name="T6">1 metà</text:span>, resto 1/5 metà.</text:p>
      <text:p text:style-name="P12">1/5 metà. Quanti quarti ci sono? Moltiplico * 2 --&gt; 2/5 quarti, <text:span text:style-name="T6">0 quarti</text:span> ("interi"), 2/5 di resto.</text:p>
      <text:p text:style-name="P12">2/5 quarti. Quanti ottavi ci sono? 2/5 * 2 = 4/5 ottavi (<text:span text:style-name="T6">0</text:span><text:span text:style-name="T8"> ottavi</text:span> interi).</text:p>
      <text:p text:style-name="P12">4/5 ottavi. Quanti sedicesimi ci sono? 4/5 * 2 = 8/5 sedicesimi. <text:span text:style-name="T6">1 sedicesimo</text:span>, resto di 3/5 sedicesimi.<text:span text:style-name="T9"> ==&gt; 0.1001, ma si può andare avanti all'infinito.</text:span></text:p>
      <text:p text:style-name="P12"/>
      <text:p text:style-name="P13">I computer lavorano in base 2 e non superiore perché a livello di hardware i bit a base due si "attivano" in base a 2 livelli di corrente. Se ci fossero più di questi livelli (base &gt; 2) è più probabile che si verifichi un errore tecnico nel cambio di tensione.</text:p>
      <text:p text:style-name="P12"/>
      <text:p text:style-name="P14">Numeri naturali (con aggiunta 0). Aritmetica --&gt; addizione. (come scrivere accanto a tabella?)</text:p>
      <text:p text:style-name="P14"/>
      <text:p text:style-name="P14">Risultato: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3">B\A</text:p>
          </table:table-cell>
          <table:table-cell table:style-name="Table1.A1" office:value-type="string">
            <text:p text:style-name="P1">0</text:p>
          </table:table-cell>
          <table:table-cell table:style-name="Table1.C1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1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0</text:p>
          </table:table-cell>
        </table:table-row>
      </table:table>
      <text:p text:style-name="P14"/>
      <text:p text:style-name="P14">Riporto/carry: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3">B\A</text:p>
          </table:table-cell>
          <table:table-cell table:style-name="Table2.A1" office:value-type="string">
            <text:p text:style-name="P1">0</text:p>
          </table:table-cell>
          <table:table-cell table:style-name="Table2.C1" office:value-type="string">
            <text:p text:style-name="P1">1</text:p>
          </table:table-cell>
        </table:table-row>
        <table:table-row>
          <table:table-cell table:style-name="Table2.A2" office:value-type="string">
            <text:p text:style-name="P1">0</text:p>
          </table:table-cell>
          <table:table-cell table:style-name="Table2.A2" office:value-type="string">
            <text:p text:style-name="P1">0</text:p>
          </table:table-cell>
          <table:table-cell table:style-name="Table2.C2" office:value-type="string">
            <text:p text:style-name="P1">0</text:p>
          </table:table-cell>
        </table:table-row>
        <table:table-row>
          <table:table-cell table:style-name="Table2.A2" office:value-type="string">
            <text:p text:style-name="P1">1</text:p>
          </table:table-cell>
          <table:table-cell table:style-name="Table2.A2" office:value-type="string">
            <text:p text:style-name="P1">0</text:p>
          </table:table-cell>
          <table:table-cell table:style-name="Table2.C2" office:value-type="string">
            <text:p text:style-name="P3">1</text:p>
          </table:table-cell>
        </table:table-row>
      </table:table>
      <text:p text:style-name="P14"/>
      <text:p text:style-name="P16">A: [1][1][0][1][1][0] +</text:p>
      <text:p text:style-name="P16">B: [1][1][0][0][1][1] =</text:p>
      <text:p text:style-name="P16"><text:s text:c="5"/>[1][0][1][0][0][1]<text:tab/>Con 16 bit posso rappresentare da 0 a 2^(16-1). Se il risultato comprende più delle cifre massime allora si ha un trabocco/overflow, dove il risultato non è quello vero.</text:p>
      <text:p text:style-name="P16"/>
      <text:p text:style-name="P16">Sottrazione:</text:p>
      <text:p text:style-name="P16"/>
      <text:p text:style-name="P15">Risultato: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3">B\A</text:p>
          </table:table-cell>
          <table:table-cell table:style-name="Table3.A1" office:value-type="string">
            <text:p text:style-name="P2">0</text:p>
          </table:table-cell>
          <table:table-cell table:style-name="Table3.C1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0</text:p>
          </table:table-cell>
          <table:table-cell table:style-name="Table3.A2" office:value-type="string">
            <text:p text:style-name="P2">0</text:p>
          </table:table-cell>
          <table:table-cell table:style-name="Table3.C2" office:value-type="string">
            <text:p text:style-name="P2">1</text:p>
          </table:table-cell>
        </table:table-row>
        <table:table-row>
          <table:table-cell table:style-name="Table3.A2" office:value-type="string">
            <text:p text:style-name="P2">1</text:p>
          </table:table-cell>
          <table:table-cell table:style-name="Table3.A2" office:value-type="string">
            <text:p text:style-name="P4">1</text:p>
          </table:table-cell>
          <table:table-cell table:style-name="Table3.C2" office:value-type="string">
            <text:p text:style-name="P2">0</text:p>
          </table:table-cell>
        </table:table-row>
      </table:table>
      <text:p text:style-name="P17">1<text:span text:style-name="T10"> perché non posso fare 0 - 1, quindi presto un 1 allo 0 che diventa 10 (2) e quindi 2 - 1 = 1</text:span></text:p>
      <text:p text:style-name="P22"/>
      <text:p text:style-name="P15">Riporto/carry: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3">B\A</text:p>
          </table:table-cell>
          <table:table-cell table:style-name="Table4.A1" office:value-type="string">
            <text:p text:style-name="P2">0</text:p>
          </table:table-cell>
          <table:table-cell table:style-name="Table4.C1" office:value-type="string">
            <text:p text:style-name="P2">1</text:p>
          </table:table-cell>
        </table:table-row>
        <table:table-row>
          <table:table-cell table:style-name="Table4.A2" office:value-type="string">
            <text:p text:style-name="P2">0</text:p>
          </table:table-cell>
          <table:table-cell table:style-name="Table4.A2" office:value-type="string">
            <text:p text:style-name="P2">0</text:p>
          </table:table-cell>
          <table:table-cell table:style-name="Table4.C2" office:value-type="string">
            <text:p text:style-name="P2">0</text:p>
          </table:table-cell>
        </table:table-row>
        <table:table-row>
          <table:table-cell table:style-name="Table4.A2" office:value-type="string">
            <text:p text:style-name="P2">1</text:p>
          </table:table-cell>
          <table:table-cell table:style-name="Table4.A2" office:value-type="string">
            <text:p text:style-name="P3">1</text:p>
          </table:table-cell>
          <table:table-cell table:style-name="Table4.C2" office:value-type="string">
            <text:p text:style-name="P3">0</text:p>
          </table:table-cell>
        </table:table-row>
      </table:table>
      <text:p text:style-name="P15"/>
      <text:p text:style-name="P16">A: [0][1][0][1][0][1][1] +</text:p>
      <text:p text:style-name="P16">B: [1][0][0][1][1][1][0] =</text:p>
      <text:p text:style-name="P16"><text:s text:c="5"/>[1][0][1][1][1][0][1]<text:span text:style-name="T20"> <text:s text:c="2"/>Se il risultato ha una cifra in meno / scende sotto lo 0? allora si ha un underflow.</text:span></text:p>
      <text:p text:style-name="P16"/>
      <text:p text:style-name="P18">Numeri relativi: insieme <text:span text:style-name="T6">Z</text:span><text:span text:style-name="T10">, comprendono i numeri negativi (modulo e segno).</text:span></text:p>
      <text:p text:style-name="P23"/>
      <text:p text:style-name="P23">+14 --&gt; [0][0][0][0][1][1][1][0]</text:p>
      <text:p text:style-name="P18"><text:span text:style-name="T10">-14 <text:s/>--&gt; [1][0][0][0][1][1][1][0]</text:span><text:span text:style-name="T11"> <text:s/>Non si usa per spreco (...^8?</text:span><text:span text:style-name="T14"> come quantificare?</text:span><text:span text:style-name="T11">)</text:span></text:p>
      <text:p text:style-name="P24"/>
      <text:p text:style-name="P25"><text:soft-page-break/>Si usa l'addizione in complemento alla base.</text:p>
      <text:p text:style-name="P25">Rappresentazione binaria di numeri relativi</text:p>
      <text:p text:style-name="P25"/>
      <text:p text:style-name="P25">Complemento a 1 ("alla base - 1"):</text:p>
      <text:p text:style-name="P25"/>
      <text:p text:style-name="P25">+14 [0][0][0][0][1][1][1][0]</text:p>
      <text:p text:style-name="P25"><text:s/>-14 [1][1][1][1][0][0][0][1] <text:s/>Semplice inversione dei bit</text:p>
      <text:p text:style-name="P25"/>
      <text:p text:style-name="P27">Complemento a 2:</text:p>
      <text:p text:style-name="P27"/>
      <text:p text:style-name="P19"><text:span text:style-name="T10">[0][0][0][0][1][1][1][0]</text:span><text:span text:style-name="T12"> +14</text:span></text:p>
      <text:p text:style-name="P19"><text:span text:style-name="T10">[1][1][1][1][0][0][0][1]</text:span><text:span text:style-name="T12"> +1</text:span><text:span text:style-name="T16"> (complemento a 1)</text:span></text:p>
      <text:p text:style-name="P19"><text:span text:style-name="T10">[0][0][0][0][1][1][1][0]</text:span><text:span text:style-name="T12"> =</text:span></text:p>
      <text:p text:style-name="P19"><text:span text:style-name="T10">[</text:span><text:span text:style-name="T12">1</text:span><text:span text:style-name="T10">][</text:span><text:span text:style-name="T12">1</text:span><text:span text:style-name="T10">]</text:span><text:span text:style-name="T12">[1</text:span><text:span text:style-name="T10">][</text:span><text:span text:style-name="T12">1</text:span><text:span text:style-name="T10">][</text:span><text:span text:style-name="T12">0</text:span><text:span text:style-name="T10">][</text:span><text:span text:style-name="T12">0</text:span><text:span text:style-name="T10">][1][0]</text:span><text:span text:style-name="T17">, poi aggiungo 1</text:span></text:p>
      <text:p text:style-name="P37"><text:span text:style-name="T17">[</text:span><text:span text:style-name="T10">1][1][1][1][0][0][1][1]</text:span><text:span text:style-name="T18">, = 242</text:span></text:p>
      <text:p text:style-name="P26"/>
      <text:p text:style-name="P27">{1 1 1 1 1 1 1 1 -<text:span text:style-name="T21"> (255)</text:span><text:span text:style-name="T22">10</text:span></text:p>
      <text:p text:style-name="P27">0 0 0 0 1 1 1 0 =<text:span text:style-name="T21"> (14)</text:span></text:p>
      <text:p text:style-name="P27">1 1 1 1 0 0 0 1} sopra<text:span text:style-name="T21"> (241)</text:span></text:p>
      <text:p text:style-name="P27"/>
      <text:p text:style-name="P20"><text:span text:style-name="T10">Fare un'operazione con 2^k - 14 </text:span><text:span text:style-name="T18">(242) </text:span><text:span text:style-name="T10">e solo - 14 è la stessa cosa perché con 2^k - 14 le cifre rimangono le stesse ma si aggiunge un 1 a "sinistra".</text:span></text:p>
      <text:p text:style-name="P28">Aggiungere 242 o sottrarre 14 è la stessa cosa.</text:p>
      <text:p text:style-name="P28"/>
      <text:p text:style-name="P21"><text:span text:style-name="T19">// </text:span><text:span text:style-name="T10">x &gt; 0, X(c2) - 14(c2) = X(2) + (2^8 - 14)2 = 2^k + (x - 14)</text:span><text:span text:style-name="T15">2</text:span><text:span text:style-name="T10">.</text:span></text:p>
      <text:p text:style-name="P28"/>
      <text:p text:style-name="P29">8 cifre: 2^8 scelte.</text:p>
      <text:p text:style-name="P30"/>
      <text:p text:style-name="P31">0: 0 0 0 0 0 0 0 0</text:p>
      <text:p text:style-name="P31">1: 0 0 0 0 0 0 0 1</text:p>
      <text:p text:style-name="P31">2: 0 0 0 0 0 0 1 0</text:p>
      <text:p text:style-name="P31">3: 0 0 0 0 0 0 1 1</text:p>
      <text:p text:style-name="P31">4: 0 0 0 0 0 1 0 0</text:p>
      <text:p text:style-name="P31">5: 0 0 0 0 0 1 0 1</text:p>
      <text:p text:style-name="P31">6: 0 0 0 0 0 1 1 0</text:p>
      <text:p text:style-name="P31">7: 0 0 0 0 0 1 1 1</text:p>
      <text:p text:style-name="P31">8: 0 0 0 0 1 0 0 0 --&gt; 1000 = 2^8 --&gt; 8 in binario</text:p>
      <text:p text:style-name="P32">...</text:p>
      <text:p text:style-name="P32">127: 0 1 1 1 1 1 1 1 --&gt; massimo numero rappresentabile</text:p>
      <text:p text:style-name="P32">-128: 1 0 0 0 0 0 0 0</text:p>
      <text:p text:style-name="P32">-127: 1 0 0 0 0 0 0 1</text:p>
      <text:p text:style-name="P32">-126: 1 0 0 0 0 0 1 0</text:p>
      <text:p text:style-name="P32">-125: 1 0 0 0 0 0 1 1</text:p>
      <text:p text:style-name="P32"/>
      <text:p text:style-name="P32">(-X)c2 = (2^8 - X)2 = (256 - X)</text:p>
      <text:p text:style-name="P32"/>
      <text:p text:style-name="P33">k bit 0 --&gt; 2^k - 1 in base 2, -2^(k-1) --&gt; 2^(k-1) -1 in complemento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08:36:40.831881633</meta:creation-date>
    <dc:date>2018-09-21T08:52:29.793689668</dc:date>
    <meta:editing-duration>PT58M11S</meta:editing-duration>
    <meta:editing-cycles>17</meta:editing-cycles>
    <meta:generator>LibreOffice/6.0.3.2$Linux_X86_64 LibreOffice_project/00m0$Build-2</meta:generator>
    <meta:document-statistic meta:table-count="4" meta:image-count="0" meta:object-count="0" meta:page-count="3" meta:paragraph-count="120" meta:word-count="1136" meta:character-count="5313" meta:non-whitespace-character-count="4305"/>
  </office:meta>
</office:document-meta>
</file>